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fill="solid" draw:fill-color="#000000" fo:min-height="0cm"/>
    </style:style>
    <style:style style:name="gr8" style:family="graphic" style:parent-style-name="standard">
      <style:graphic-properties draw:stroke="none" svg:stroke-color="#000000" draw:fill="none" draw:fill-color="#ffffff" fo:min-height="0.766cm"/>
    </style:style>
    <style:style style:name="gr9" style:family="graphic" style:parent-style-name="standard">
      <style:graphic-properties draw:fill="solid" draw:fill-color="#000000" fo:min-height="0cm" fo:min-width="0cm"/>
    </style:style>
    <style:style style:name="gr10"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fo:min-height="1.147cm"/>
    </style:style>
    <style:style style:name="gr14" style:family="graphic" style:parent-style-name="standard">
      <style:graphic-properties draw:fill="solid" draw:fill-color="#c0c0c0" draw:textarea-horizontal-align="justify" draw:textarea-vertical-align="middle" draw:auto-grow-height="false" fo:min-height="0cm" fo:min-width="0cm"/>
    </style:style>
    <style:style style:name="gr15" style:family="graphic" style:parent-style-name="standard">
      <style:graphic-properties draw:fill="solid" draw:fill-color="#ffffff" draw:textarea-horizontal-align="justify" draw:textarea-vertical-align="middle" draw:auto-grow-height="false" fo:min-height="0cm" fo:min-width="0cm"/>
    </style:style>
    <style:style style:name="gr16" style:family="graphic" style:parent-style-name="standard">
      <style:graphic-properties draw:fill="solid" draw:fill-color="#80808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fo:min-height="0.893cm"/>
    </style:style>
    <style:style style:name="gr18" style:family="graphic" style:parent-style-name="standard">
      <style:graphic-properties draw:stroke="solid" svg:stroke-width="0.035cm" svg:stroke-color="#000000" draw:marker-start-width="0.264cm" draw:marker-end-width="0.264cm" draw:fill="solid" draw:fill-color="#000000" draw:textarea-horizontal-align="justify" draw:textarea-vertical-align="middle" draw:auto-grow-height="false" fo:min-height="0cm" fo:min-width="0cm" fo:padding-top="0.142cm" fo:padding-bottom="0.142cm" fo:padding-left="0.267cm" fo:padding-right="0.267cm"/>
    </style:style>
    <style:style style:name="gr19" style:family="graphic" style:parent-style-name="standard">
      <style:graphic-properties draw:stroke="solid" svg:stroke-width="0.035cm" svg:stroke-color="#000000" draw:marker-start-width="0.264cm" draw:marker-end-width="0.264cm" draw:fill="none" draw:fill-color="#ffffff" fo:min-height="0.766cm" fo:padding-top="0.128cm" fo:padding-bottom="0.128cm" fo:padding-left="0.253cm" fo:padding-right="0.253cm"/>
    </style:style>
    <style:style style:name="gr20" style:family="graphic" style:parent-style-name="standard">
      <style:graphic-properties draw:fill="solid" draw:fill-color="#000000" draw:textarea-horizontal-align="justify" draw:textarea-vertical-align="middle" draw:auto-grow-height="false" fo:min-height="0cm" fo:min-width="0cm"/>
    </style:style>
    <style:style style:name="gr21" style:family="graphic" style:parent-style-name="standard">
      <style:graphic-properties draw:stroke="solid" svg:stroke-color="#000000" draw:fill="none" draw:fill-color="#ffffff" fo:min-height="0.766cm"/>
    </style:style>
    <style:style style:name="gr22" style:family="graphic" style:parent-style-name="standard">
      <style:graphic-properties draw:stroke="none" svg:stroke-width="0.035cm" svg:stroke-color="#000000" draw:marker-start-width="0.264cm" draw:marker-end-width="0.264cm" draw:fill="none" draw:fill-color="#ffffff" fo:min-height="0.766cm" fo:padding-top="0.128cm" fo:padding-bottom="0.128cm" fo:padding-left="0.253cm" fo:padding-right="0.253cm"/>
    </style:style>
    <style:style style:name="gr23" style:family="graphic" style:parent-style-name="standard">
      <style:graphic-properties draw:stroke="none" svg:stroke-color="#000000" draw:fill="none" draw:fill-color="#ffffff" fo:min-height="2.137cm"/>
    </style:style>
    <style:style style:name="gr24" style:family="graphic" style:parent-style-name="standard">
      <style:graphic-properties draw:stroke="none" svg:stroke-color="#000000" draw:fill="none" draw:fill-color="#ffffff" fo:min-height="1.401cm"/>
    </style:style>
    <style:style style:name="gr25" style:family="graphic" style:parent-style-name="standard">
      <style:graphic-properties draw:fill="solid" draw:fill-color="#cccccc" draw:opacity="60%" draw:opacity-name="" draw:textarea-horizontal-align="justify" draw:textarea-vertical-align="middle" draw:auto-grow-height="false" fo:min-height="0cm" fo:min-width="0cm"/>
    </style:style>
    <style:style style:name="gr26" style:family="graphic" style:parent-style-name="standard">
      <style:graphic-properties draw:stroke="none" svg:stroke-color="#000000" draw:fill="none" draw:fill-color="#ffffff" fo:min-height="8.259cm"/>
    </style:style>
    <style:style style:name="gr27"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P7" style:family="paragraph">
      <style:paragraph-properties fo:text-align="start"/>
    </style:style>
    <style:style style:name="P8" style:family="paragraph">
      <style:text-properties fo:color="#0000ff" fo:font-size="16pt" style:text-underline-style="solid" style:text-underline-width="auto" style:text-underline-color="font-color" style:font-size-asian="16pt" style:font-size-complex="16pt"/>
    </style:style>
    <style:style style:name="P9" style:family="paragraph">
      <style:paragraph-properties fo:text-align="end"/>
      <style:text-properties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style:style style:name="T5" style:family="text">
      <style:text-properties fo:color="#0000ff"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page>
      <draw:page draw:name="Save Confirmed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9"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0" draw:text-style-name="P3" draw:layer="layout" svg:width="25.093cm" svg:height="11.938cm" svg:x="1cm" svg:y="1.762cm">
          <text:p/>
          <draw:enhanced-geometry svg:viewBox="0 0 21600 21600" draw:type="rectangle" draw:enhanced-path="M 0 0 L 21600 0 21600 21600 0 21600 0 0 Z N"/>
        </draw:custom-shape>
        <draw:custom-shape draw:style-name="gr11" draw:text-style-name="P3" draw:layer="layout" svg:width="10.287cm" svg:height="5.588cm" svg:x="8.255cm" svg:y="4.699cm">
          <text:p text:style-name="P3">Project Saved Successfully.</text:p>
          <draw:enhanced-geometry svg:viewBox="0 0 21600 21600" draw:type="rectangle" draw:enhanced-path="M 0 0 L 21600 0 21600 21600 0 21600 0 0 Z N"/>
        </draw:custom-shape>
        <draw:custom-shape draw:style-name="gr12" draw:text-style-name="P3" draw:layer="layout" svg:width="2.413cm" svg:height="1.016cm" svg:x="15.875cm" svg:y="9.01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New Project Step 1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custom-shape draw:style-name="gr6" draw:text-style-name="P5" draw:layer="layout" svg:width="25.077cm" svg:height="10.668cm" svg:x="1.016cm" svg:y="3.032cm">
          <text:p/>
          <draw:enhanced-geometry svg:viewBox="0 0 21600 21600" draw:type="rectangle" draw:enhanced-path="M 0 0 L 21600 0 21600 21600 0 21600 0 0 Z N"/>
        </draw:custom-shape>
        <draw:g>
          <draw:custom-shape draw:style-name="gr9"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frame draw:style-name="gr13" draw:text-style-name="P1" draw:layer="layout" svg:width="4.953cm" svg:height="1.397cm" svg:x="1.397cm" svg:y="3.175cm">
          <draw:text-box>
            <text:p text:style-name="P1">Project Name*:</text:p>
          </draw:text-box>
        </draw:frame>
        <draw:custom-shape draw:style-name="gr12" draw:text-style-name="P3" draw:layer="layout" svg:width="3.683cm" svg:height="1.397cm" svg:x="21.717cm" svg:y="11.938cm">
          <text:p text:style-name="P3"><text:a xlink:href="#Main Screen - Tablet View">Start Project</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683cm" svg:height="1.397cm" svg:x="17.399cm" svg:y="11.938cm">
          <text:p text:style-name="P3"><text:a xlink:href="#Main Screen - Tablet View">Cancel</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4.826cm" svg:height="1.016cm" svg:x="1.524cm" svg:y="6.477cm">
          <draw:text-box>
            <text:p text:style-name="P1">Scans:</text:p>
          </draw:text-box>
        </draw:frame>
        <draw:frame draw:style-name="gr8" draw:layer="layout" svg:width="4.826cm" svg:height="1.016cm" svg:x="1.651cm" svg:y="4.826cm">
          <draw:text-box>
            <text:p text:style-name="P1">Starting Text:</text:p>
          </draw:text-box>
        </draw:frame>
        <draw:custom-shape draw:style-name="gr14" draw:text-style-name="P7" draw:layer="layout" svg:width="13.716cm" svg:height="1.27cm" svg:x="6.604cm" svg:y="4.826cm">
          <text:p text:style-name="P7">/mnt/user/Documents/ocr.txt</text:p>
          <draw:enhanced-geometry svg:viewBox="0 0 21600 21600" draw:type="rectangle" draw:enhanced-path="M 0 0 L 21600 0 21600 21600 0 21600 0 0 Z N"/>
        </draw:custom-shape>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custom-shape draw:style-name="gr11" draw:text-style-name="P7" draw:layer="layout" svg:width="17.526cm" svg:height="1.27cm" svg:x="6.731cm" svg:y="3.175cm">
          <text:p text:style-name="P7">My Project|</text:p>
          <draw:enhanced-geometry svg:viewBox="0 0 21600 21600" draw:type="rectangle" draw:enhanced-path="M 0 0 L 21600 0 21600 21600 0 21600 0 0 Z N"/>
        </draw:custom-shape>
        <draw:custom-shape draw:style-name="gr15" draw:text-style-name="P3" draw:layer="layout" svg:width="17.78cm" svg:height="3.937cm" svg:x="6.604cm" svg:y="7.62cm">
          <text:p/>
          <draw:enhanced-geometry svg:viewBox="0 0 21600 21600" draw:type="rectangle" draw:enhanced-path="M 0 0 L 21600 0 21600 21600 0 21600 0 0 Z N"/>
        </draw:custom-shape>
        <draw:custom-shape draw:style-name="gr15" draw:text-style-name="P3" draw:layer="layout" svg:width="0.762cm" svg:height="3.937cm" svg:x="23.622cm" svg:y="7.62cm">
          <text:p/>
          <draw:enhanced-geometry svg:viewBox="0 0 21600 21600" draw:type="rectangle" draw:enhanced-path="M 0 0 L 21600 0 21600 21600 0 21600 0 0 Z N"/>
        </draw:custom-shape>
        <draw:custom-shape draw:style-name="gr16" draw:text-style-name="P3" draw:layer="layout" svg:width="0.508cm" svg:height="2.667cm" svg:x="23.749cm" svg:y="7.874cm">
          <text:p/>
          <draw:enhanced-geometry svg:viewBox="0 0 21600 21600" draw:type="rectangle" draw:enhanced-path="M 0 0 L 21600 0 21600 21600 0 21600 0 0 Z N"/>
        </draw:custom-shape>
        <draw:frame draw:style-name="gr17" draw:layer="layout" svg:width="13.716cm" svg:height="1.143cm" svg:x="6.985cm" svg:y="7.874cm">
          <draw:text-box>
            <text:p>/mnt/user/Documents/scan01.pdf</text:p>
          </draw:text-box>
        </draw:frame>
        <draw:frame draw:style-name="gr17" draw:layer="layout" svg:width="13.716cm" svg:height="1.143cm" svg:x="6.985cm" svg:y="9.271cm">
          <draw:text-box>
            <text:p>/mnt/user/Documents/scan02.pdf</text:p>
          </draw:text-box>
        </draw:frame>
        <draw:custom-shape draw:style-name="gr14" draw:text-style-name="P7" draw:layer="layout" svg:width="13.716cm" svg:height="1.27cm" svg:x="6.605cm" svg:y="6.223cm">
          <text:p text:style-name="P7">/mnt/user/Documents/scan03.pdf</text:p>
          <draw:enhanced-geometry svg:viewBox="0 0 21600 21600" draw:type="rectangle" draw:enhanced-path="M 0 0 L 21600 0 21600 21600 0 21600 0 0 Z N"/>
        </draw:custom-shape>
        <draw:custom-shape draw:style-name="gr12" draw:text-style-name="P3" draw:layer="layout" svg:width="2.412cm" svg:height="1.397cm" svg:x="17.909cm" svg:y="6.096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412cm" svg:height="1.397cm" svg:x="20.448cm" svg:y="6.096cm">
          <text:p text:style-name="P3">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412cm" svg:height="1.397cm" svg:x="17.909cm" svg:y="4.826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8" draw:layer="layout" svg:width="3.048cm" svg:height="1.143cm" svg:x="20.574cm" svg:y="7.747cm">
          <draw:text-box>
            <text:p text:style-name="P8"><text:span text:style-name="T5">Remove</text:span></text:p>
          </draw:text-box>
        </draw:frame>
        <draw:frame draw:style-name="gr17" draw:text-style-name="P8" draw:layer="layout" svg:width="3.048cm" svg:height="1.143cm" svg:x="20.574cm" svg:y="9.017cm">
          <draw:text-box>
            <text:p text:style-name="P8"><text:span text:style-name="T5">Remove</text:span></text:p>
          </draw:text-box>
        </draw:frame>
      </draw:page>
      <draw:page draw:name="Main Page - Tex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18"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6" draw:layer="layout" svg:width="3.048cm" svg:height="1.022cm" svg:x="22.717cm" svg:y="2.016cm">
            <draw:text-box>
              <text:p><text:span text:style-name="T4"><text:a xlink:href="#Main Screen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8.669cm" svg:y="3.048cm">
          <text:p/>
          <draw:enhanced-geometry svg:viewBox="0 0 21600 21600" draw:type="rectangle" draw:enhanced-path="M 0 0 L 21600 0 21600 21600 0 21600 0 0 Z N"/>
        </draw:custom-shape>
        <draw:g>
          <draw:custom-shape draw:style-name="gr20" draw:text-style-name="P3" draw:layer="layout" svg:width="1.27cm" svg:height="1.143cm" svg:x="19.177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1.082cm" svg:y="3.175cm">
            <draw:text-box>
              <text:p>Spell Check</text:p>
            </draw:text-box>
          </draw:frame>
        </draw:g>
        <draw:g>
          <draw:custom-shape draw:style-name="gr20" draw:text-style-name="P3" draw:layer="layout" svg:width="1.27cm" svg:height="1.143cm" svg:x="19.041cm" svg:y="4.98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946cm" svg:y="4.856cm">
            <draw:text-box>
              <text:p>Insert Image from Scan</text:p>
            </draw:text-box>
          </draw:frame>
        </draw:g>
        <draw:g>
          <draw:custom-shape draw:style-name="gr20" draw:text-style-name="P3" draw:layer="layout" svg:width="1.27cm" svg:height="1.143cm" svg:x="18.923cm" svg:y="10.1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828cm" svg:y="10.009cm">
            <draw:text-box>
              <text:p>Syntax Overview</text:p>
            </draw:text-box>
          </draw:frame>
        </draw:g>
        <draw:g>
          <draw:custom-shape draw:style-name="gr20" draw:text-style-name="P3" draw:layer="layout" svg:width="1.27cm" svg:height="1.143cm" svg:x="19.05cm" svg:y="7.08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955cm" svg:y="6.961cm">
            <draw:text-box>
              <text:p>Images</text:p>
            </draw:text-box>
          </draw:frame>
        </draw:g>
        <draw:g>
          <draw:custom-shape draw:style-name="gr20" draw:text-style-name="P3" draw:layer="layout" svg:width="1.27cm" svg:height="1.143cm" svg:x="18.923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828cm" svg:y="8.509cm">
            <draw:text-box>
              <text:p>Scans</text:p>
            </draw:text-box>
          </draw:frame>
        </draw:g>
      </draw:page>
      <draw:page draw:name="Main Page - Projec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6" draw:layer="layout" svg:width="3.048cm" svg:height="1.016cm" svg:x="2.27cm" svg:y="1.889cm">
            <draw:text-box>
              <text:p><text:span text:style-name="T4"><text:a xlink:href="#Main Screen - Tablet View">Project...</text:a></text:span></text:p>
            </draw:text-box>
          </draw:frame>
        </draw:g>
        <draw:g>
          <draw:custom-shape draw:style-name="gr18"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text-style-name="P6" draw:layer="layout" svg:width="3.048cm" svg:height="1.022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cm" svg:y="3.032cm">
          <text:p/>
          <draw:enhanced-geometry svg:viewBox="0 0 21600 21600" draw:type="rectangle" draw:enhanced-path="M 0 0 L 21600 0 21600 21600 0 21600 0 0 Z N"/>
        </draw:custom-shape>
        <draw:g>
          <draw:custom-shape draw:style-name="gr20" draw:text-style-name="P3" draw:layer="layout" svg:width="1.27cm" svg:height="1.143cm" svg:x="1.635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54cm" svg:y="3.175cm">
            <draw:text-box>
              <text:p><text:a xlink:href="#Save Confirmed - Tablet View">Save</text:a></text:p>
            </draw:text-box>
          </draw:frame>
        </draw:g>
        <draw:g>
          <draw:custom-shape draw:style-name="gr20" draw:text-style-name="P3" draw:layer="layout" svg:width="1.27cm" svg:height="1.143cm" svg:x="1.524cm" svg:y="4.95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429cm" svg:y="4.826cm">
            <draw:text-box>
              <text:p><text:a xlink:href="#New Project Step 1 - Tablet View">New...</text:a></text:p>
            </draw:text-box>
          </draw:frame>
        </draw:g>
        <draw:g>
          <draw:custom-shape draw:style-name="gr20" draw:text-style-name="P3" draw:layer="layout" svg:width="1.343cm" svg:height="1.143cm" svg:x="1.524cm" svg:y="6.47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layer="layout" svg:width="4.97cm" svg:height="2.387cm" svg:x="3.539cm" svg:y="6.35cm">
            <draw:text-box>
              <text:p>Share Completed Text</text:p>
            </draw:text-box>
          </draw:frame>
        </draw:g>
        <draw:g>
          <draw:custom-shape draw:style-name="gr20" draw:text-style-name="P3" draw:layer="layout" svg:width="1.27cm" svg:height="1.143cm" svg:x="1.397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302cm" svg:y="10.287cm">
            <draw:text-box>
              <text:p>Quit</text:p>
            </draw:text-box>
          </draw:frame>
        </draw:g>
        <draw:g>
          <draw:custom-shape draw:style-name="gr20" draw:text-style-name="P3" draw:layer="layout" svg:width="1.343cm" svg:height="0.79cm" svg:x="1.397cm" svg:y="8.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4" draw:layer="layout" svg:width="4.97cm" svg:height="1.651cm" svg:x="3.412cm" svg:y="8.382cm">
            <draw:text-box>
              <text:p>Sofer Options</text:p>
            </draw:text-box>
          </draw:frame>
        </draw:g>
      </draw:page>
      <draw:page draw:name="About Screen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About...</text:span></text:p>
            </draw:text-box>
          </draw:frame>
        </draw:g>
        <draw:custom-shape draw:style-name="gr25" draw:text-style-name="P3" draw:layer="layout" svg:width="25.093cm" svg:height="11.922cm" svg:x="1cm" svg:y="1.778cm">
          <text:p/>
          <draw:enhanced-geometry svg:viewBox="0 0 21600 21600" draw:type="rectangle" draw:enhanced-path="M 0 0 L 21600 0 21600 21600 0 21600 0 0 Z N"/>
        </draw:custom-shape>
        <draw:custom-shape draw:style-name="gr15" draw:text-style-name="P3" draw:layer="layout" svg:width="15.748cm" svg:height="10.541cm" svg:x="5.969cm" svg:y="2.54cm">
          <text:p/>
          <draw:enhanced-geometry svg:viewBox="0 0 21600 21600" draw:type="rectangle" draw:enhanced-path="M 0 0 L 21600 0 21600 21600 0 21600 0 0 Z N"/>
        </draw:custom-shape>
        <draw:frame draw:style-name="gr26" draw:text-style-name="P9" draw:layer="layout" svg:width="10.414cm" svg:height="8.509cm" svg:x="8.636cm" svg:y="3.048cm">
          <draw:text-box>
            <text:p text:style-name="P9"><text:span text:style-name="T6"><text:s text:c="7"/></text:span><text:span text:style-name="T6">Sopher <text:s text:c="10"/></text:span></text:p>
            <text:p text:style-name="P9"><text:span text:style-name="T6"/></text:p>
            <text:p text:style-name="P9"><text:span text:style-name="T7">Version 0.1.0 build 178</text:span></text:p>
            <text:p text:style-name="P10"><text:span text:style-name="T6"/></text:p>
            <text:p text:style-name="P10"><text:span text:style-name="T6">Copyright Michael McDermott, 2015</text:span></text:p>
            <text:p text:style-name="P9"><text:span text:style-name="T6"/></text:p>
            <text:p text:style-name="P11"><text:span text:style-name="T8">This software is released according to the terms outlined in the </text:span><text:span text:style-name="T9">MIT License.</text:span></text:p>
            <text:p text:style-name="P11"><text:span text:style-name="T8"><text:line-break/></text:span><text:span text:style-name="T8">Please send all bug reports, comments and suggestions to https://github.com/michaeljmcd/sofer/issues</text:span></text:p>
          </draw:text-box>
        </draw:frame>
        <draw:custom-shape draw:style-name="gr27" draw:text-style-name="P3" draw:layer="layout" svg:width="2.667cm" svg:height="2.159cm" svg:x="9.652cm" svg:y="3.04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3" draw:layer="layout" svg:width="2.54cm" svg:height="1.27cm" svg:x="18.669cm" svg:y="11.55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2-01T12:28:40.72</dc:date>
    <dc:creator>Michael...........................................................................................................................................................................................................................................................................................................................................................................................................................................................................................................................................................................................................................................................................................................................................................................................................................................................................................................................................................................................................................................................................................................................................................................................................................................................................................................................................................................0 McDermott</dc:creator>
    <meta:editing-duration>PT18H48M3S</meta:editing-duration>
    <meta:editing-cycles>50</meta:editing-cycles>
    <meta:generator>OpenOffice/4.1.1$Win32 OpenOffice.org_project/411m6$Build-9775</meta:generator>
    <meta:document-statistic meta:object-count="195"/>
  </office:meta>
</office:document-meta>
</file>